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ilentRunnerTest.passing_t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asUnnecessaryStubs.usesStub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asUnnecessaryStubs.usesStubWithDifferentAr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ilentRunnerTest.validates_framework_us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ilentRunnerTest.failing_t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SilentRunnerTest.ignores_unused_stub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UsesFrameworkIncorrectly.unfinished_stubbing_test_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meFailingFeature.some_failing_behavi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ailsInConstructor.some_behavi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ilentRunnerTest.failing_test_in_construc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omeFeature.some_behavi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